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31" calcext:value-type="float">
            <text:p>31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.00.0000</text:date>, <text:time style:data-style-name="N2" text:time-value="21:12:36.870732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22T22:54:21.420858948</dc:date>
    <meta:editing-duration>P125DT14H9M58S</meta:editing-duration>
    <meta:editing-cycles>784</meta:editing-cycles>
    <meta:document-statistic meta:table-count="5" meta:cell-count="744" meta:object-count="0"/>
  </office:meta>
</office:document-meta>
</file>